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[CLASE 10] - 08/10/2018 - Presencial</text:p>
      <text:p text:style-name="Standard"><text:s/></text:p>
      <text:p text:style-name="Standard">Hola a todos,</text:p>
      <text:p text:style-name="Standard"/>
      <text:p text:style-name="Standard">Las actividades del día de hoy se resuelven con la Base de datos que correspondía a la Parte 2 del Primer Parcial.</text:p>
      <text:p text:style-name="Standard"/>
      <text:p text:style-name="Standard">Tanto las actividades del día como la base de datos del parcial pueden descargarla del Repositorio Github de la materia.</text:p>
      <text:p text:style-name="Standard"/>
      <text:p text:style-name="Standard">Además, se trabajará con los temas Vistas y Procedimientos Almacen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0-13T20:12:31.372000000</dc:date>
    <meta:editing-duration>PT39S</meta:editing-duration>
    <meta:editing-cycles>1</meta:editing-cycles>
    <meta:document-statistic meta:table-count="0" meta:image-count="0" meta:object-count="0" meta:page-count="1" meta:paragraph-count="6" meta:word-count="61" meta:character-count="355" meta:non-whitespace-character-count="298"/>
  </office:meta>
</office:document-meta>
</file>